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2736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056in" table:align="left"/>
    </style:style>
    <style:style style:name="Table6.A" style:family="table-column">
      <style:table-column-properties style:column-width="0.2646in"/>
    </style:style>
    <style:style style:name="Table6.B" style:family="table-column">
      <style:table-column-properties style:column-width="1.234in"/>
    </style:style>
    <style:style style:name="Table6.C" style:family="table-column">
      <style:table-column-properties style:column-width="5.2069in"/>
    </style:style>
    <style:style style:name="Table6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6.9271in" style:rel-column-width="65535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3389in" style:rel-column-width="3207*"/>
    </style:style>
    <style:style style:name="Table9.B" style:family="table-column">
      <style:table-column-properties style:column-width="6.5861in" style:rel-column-width="62328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5104in" table:align="margins"/>
    </style:style>
    <style:style style:name="Table10.A" style:family="table-column">
      <style:table-column-properties style:column-width="0.4299in" style:rel-column-width="4327*"/>
    </style:style>
    <style:style style:name="Table10.B" style:family="table-column">
      <style:table-column-properties style:column-width="6.0806in" style:rel-column-width="61208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4451in" fo:margin-left="0.4757in" fo:margin-right="0.0042in" table:align="margins"/>
    </style:style>
    <style:style style:name="Table11.A" style:family="table-column">
      <style:table-column-properties style:column-width="0.3125in" style:rel-column-width="3177*"/>
    </style:style>
    <style:style style:name="Table11.B" style:family="table-column">
      <style:table-column-properties style:column-width="6.1326in" style:rel-column-width="62358*"/>
    </style:style>
    <style:style style:name="Table11.A1" style:family="table-cell">
      <style:table-cell-properties fo:padding="0.0382in" fo:border="none"/>
    </style:style>
    <style:style style:name="Table2" style:family="table">
      <style:table-properties style:width="6.9014in" fo:margin-left="0in" fo:margin-right="0.0236in" table:align="margins" fo:keep-with-next="always"/>
    </style:style>
    <style:style style:name="Table2.A" style:family="table-column">
      <style:table-column-properties style:column-width="3.0583in" style:rel-column-width="29041*"/>
    </style:style>
    <style:style style:name="Table2.B" style:family="table-column">
      <style:table-column-properties style:column-width="3.8431in" style:rel-column-width="36494*"/>
    </style:style>
    <style:style style:name="Table2.A1" style:family="table-cell">
      <style:table-cell-properties style:vertical-align="" fo:padding="0in" fo:border="none"/>
    </style:style>
    <style:style style:name="Table2.B1" style:family="table-cell">
      <style:table-cell-properties fo:background-color="transparent" fo:padding="0in" fo:border="none">
        <style:background-image/>
      </style:table-cell-properties>
    </style:style>
    <style:style style:name="Table2.B2" style:family="table-cell">
      <style:table-cell-properties fo:padding="0in" fo:border="none"/>
    </style:style>
    <style:style style:name="P1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15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16" style:family="paragraph" style:parent-style-name="Standard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7" style:family="paragraph" style:parent-style-name="Standard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 style:master-page-name="">
      <style:paragraph-properties loext:contextual-spacing="false" fo:margin-left="0in" fo:margin-right="0in" fo:margin-top="0in" fo:margin-bottom="0in" fo:text-indent="0.3646in" style:auto-text-indent="false" style:page-number="auto"/>
      <style:text-properties style:font-name="Times New Roman" fo:font-size="12pt" style:font-size-asian="12pt" style:font-size-complex="12pt"/>
    </style:style>
    <style:style style:name="T1" style:family="text">
      <style:text-properties fo:color="#000000" fo:background-color="#ffffff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  <text:p text:style-name="P2">“UNTUK KEADILAN”</text:p>
          </table:table-cell>
          <table:table-cell table:style-name="Table1.A1" office:value-type="string">
            <text:p text:style-name="P1">P-24</text:p>
          </table:table-cell>
        </table:table-row>
      </table:table>
      <text:p text:style-name="P13"/>
      <text:p text:style-name="P13"><text:tab/><text:tab/><text:tab/><text:tab/><text:tab/><text:span text:style-name="T2">BERITA ACARA PENDAPAT</text:span></text:p>
      <text:p text:style-name="P14"><text:tab/><text:tab/><text:tab/><text:tab/>(HASIL PENELITIAN BERKAS PERKARA)</text:p>
      <text:p text:style-name="P1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 text:c="14"/>Pada hari ini {hari} tanggal {tgl_surat} saya/kami:</text:p>
            <text:p text:style-name="P11"/>
          </table:table-cell>
        </table:table-row>
      </table:table>
      <text:p text:style-name="P16">[!-- BEGIN jaksaPeneliti --] 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{urutan}.</text:p>
          </table:table-cell>
          <table:table-cell table:style-name="Table6.A1" office:value-type="string">
            <text:p text:style-name="Standard">Nama <text:s text:c="15"/>:</text:p>
          </table:table-cell>
          <table:table-cell table:style-name="Table6.A1" office:value-type="string">
            <text:p text:style-name="Standard">{nama_pegawai}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Standard">Pangkat / NIP <text:s text:c="2"/>:</text:p>
          </table:table-cell>
          <table:table-cell table:style-name="Table6.A1" office:value-type="string">
            <text:p text:style-name="Standard">{pangkat}</text:p>
          </table:table-cell>
        </table:table-row>
      </table:table>
      <text:p text:style-name="P16">[!-- END jaksaPeneliti --] <text:s text:c="20"/></text:p>
      <table:table table:name="Header" table:style-name="Header">
        <table:table-column table:style-name="Header.A"/>
        <table:table-row>
          <table:table-cell table:style-name="Header.A1" office:value-type="string">
            <text:p text:style-name="P6">Berdasarkan Surat Perintah {kejaksaan} (P-16) <text:s/>Nomor : {no_p16} tanggal {tgl_p16} telah melakukan penelitian terhadap berkas perkara atas nama {tersangka} Register Nomor : <text:span text:style-name="T1">{reg_no} </text:span>disangka melanggar <text:s/>{undang} pasal {pasal}, dengan hasil sebagai berikut :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I</text:p>
          </table:table-cell>
          <table:table-cell table:style-name="Table9.A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5">a.</text:p>
                </table:table-cell>
                <table:table-cell table:style-name="Table10.A1" office:value-type="string">
                  <text:p text:style-name="P5">Keterangan Saksi : <text:s/>{ket_saksi}</text:p>
                </table:table-cell>
              </table:table-row>
              <table:table-row>
                <table:table-cell table:style-name="Table10.A1" office:value-type="string">
                  <text:p text:style-name="P5">b.</text:p>
                </table:table-cell>
                <table:table-cell table:style-name="Table10.A1" office:value-type="string">
                  <text:p text:style-name="P5">Keterangan Ahli : {ket_ahli}</text:p>
                </table:table-cell>
              </table:table-row>
              <table:table-row>
                <table:table-cell table:style-name="Table10.A1" office:value-type="string">
                  <text:p text:style-name="P5">c.</text:p>
                </table:table-cell>
                <table:table-cell table:style-name="Table10.A1" office:value-type="string">
                  <text:p text:style-name="P5">Alat Bukti Surat : {alat_bukti}</text:p>
                </table:table-cell>
              </table:table-row>
              <table:table-row>
                <table:table-cell table:style-name="Table10.A1" office:value-type="string">
                  <text:p text:style-name="P5">d.</text:p>
                </table:table-cell>
                <table:table-cell table:style-name="Table10.A1" office:value-type="string">
                  <text:p text:style-name="P5">Petunjuk / Benda Sitaan : {benda_sitaan}</text:p>
                </table:table-cell>
              </table:table-row>
              <table:table-row>
                <table:table-cell table:style-name="Table10.A1" office:value-type="string">
                  <text:p text:style-name="P5">e.</text:p>
                </table:table-cell>
                <table:table-cell table:style-name="Table10.A1" office:value-type="string">
                  <text:p text:style-name="P5">Keterangan Tersangka : <text:s text:c="2"/>{ket_tersangka}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9.A1" office:value-type="string">
            <text:p text:style-name="P5">II</text:p>
          </table:table-cell>
          <table:table-cell table:style-name="Table9.A1" office:value-type="string">
            <text:p text:style-name="P5">Fakta Hukum : <text:s text:c="14"/>{fakta_hukum}</text:p>
          </table:table-cell>
        </table:table-row>
        <table:table-row>
          <table:table-cell table:style-name="Table9.A1" office:value-type="string">
            <text:p text:style-name="P5">III</text:p>
          </table:table-cell>
          <table:table-cell table:style-name="Table9.A1" office:value-type="string">
            <text:p text:style-name="P5">Pembahasan Yuridis : <text:s text:c="3"/>{yuridis}</text:p>
          </table:table-cell>
        </table:table-row>
        <table:table-row>
          <table:table-cell table:style-name="Table9.A1" office:value-type="string">
            <text:p text:style-name="P5">IV</text:p>
          </table:table-cell>
          <table:table-cell table:style-name="Table9.A1" office:value-type="string">
            <text:p text:style-name="P5">Kesimpulan : <text:s text:c="17"/>{kesimpulan} </text:p>
          </table:table-cell>
        </table:table-row>
        <table:table-row>
          <table:table-cell table:style-name="Table9.A1" office:value-type="string">
            <text:p text:style-name="P5">V</text:p>
          </table:table-cell>
          <table:table-cell table:style-name="Table9.A1" office:value-type="string">
            <text:p text:style-name="P5">Pendapat : <text:s text:c="21"/></text:p>
          </table:table-cell>
        </table:table-row>
      </table:table>
      <text:p text:style-name="P12"><text:s text:c="9"/>Bahwa berdasarkan apa yang diuraikan pada butir I s/d IV tersebut diatas, kami berpendapat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{no1}</text:p>
          </table:table-cell>
          <table:table-cell table:style-name="Table11.A1" office:value-type="string">
            <text:p text:style-name="P5">{pendapat}</text:p>
          </table:table-cell>
        </table:table-row>
        <table:table-row>
          <table:table-cell table:style-name="Table11.A1" office:value-type="string">
            <text:p text:style-name="P5">{no2}</text:p>
          </table:table-cell>
          <table:table-cell table:style-name="Table11.A1" office:value-type="string">
            <text:p text:style-name="P5">{pendapat1} {tersangka} {pendapat1a}</text:p>
          </table:table-cell>
        </table:table-row>
      </table:table>
      <text:p text:style-name="P12"/>
      <text:p text:style-name="P19">Demikian Berita acara pendapat ini dibuat dengan sebenarnya atas kekuatan sumpah jabatan, untuk memperkuatnya kami membubuhkan tanda tangan dibawah ini.</text:p>
      <text:p text:style-name="P15"><text:s/></text:p>
      <text:p text:style-name="P1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"><text:s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B1" office:value-type="string">
            <text:p text:style-name="P18">[!-- BEGIN ttd --] </text:p>
            <text:p text:style-name="P17">{kepala}</text:p>
            <text:p text:style-name="P4">JAKSA PENUNTUT UMUM</text:p>
            <text:p text:style-name="P4"/>
            <text:p text:style-name="P4"/>
            <text:p text:style-name="P10"/>
            <text:p text:style-name="P10"/>
            <text:p text:style-name="P10"/>
            <text:p text:style-name="P10">{nama_penandatangan}</text:p>
            <text:p text:style-name="P4">{pangkat_penandatangan} NIP.{nip_penandatangan}</text:p>
            <text:p text:style-name="P17">[!-- END ttd --] <text:s text:c="3"/></text:p>
          </table:table-cell>
        </table:table-row>
        <table:table-row>
          <table:table-cell table:style-name="Table2.A1" office:value-type="string">
            <text:p text:style-name="P3"><text:s text:c="6"/>Saran : Ass/ Kasi Pidum/Pidsus</text:p>
            <text:p text:style-name="P7">{saran}</text:p>
            <text:p text:style-name="P7">{saran2}</text:p>
          </table:table-cell>
          <table:table-cell table:style-name="Table2.B2" office:value-type="string">
            <text:p text:style-name="P8">Petunjuk <text:s/>: Kajati/Kajari</text:p>
            <text:p text:style-name="P9">{petunjuk}</text:p>
            <text:p text:style-name="P9">{petunjuk2}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8T09:16:04.33</dc:date>
    <meta:editing-duration>PT17H12M14S</meta:editing-duration>
    <meta:editing-cycles>199</meta:editing-cycles>
    <meta:generator>OpenOffice/4.1.1$Win32 OpenOffice.org_project/411m6$Build-9775</meta:generator>
    <dc:creator>hadi wibowo</dc:creator>
    <meta:document-statistic meta:table-count="8" meta:image-count="0" meta:object-count="0" meta:page-count="2" meta:paragraph-count="53" meta:word-count="186" meta:character-count="1438"/>
  </office:meta>
</office:document-meta>
</file>